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BankGothic Md BT" svg:font-family="BankGothic Md BT" style:font-family-generic="swiss"/>
    <style:font-face style:name="Liberation Serif" svg:font-family="Liberation Serif" style:font-family-generic="swiss"/>
    <style:font-face style:name="Noto Sans CJK SC Regular" svg:font-family="Noto Sans CJK SC Regular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Textbodyuser" style:list-style-name="WWNum4" style:family="paragraph">
      <style:paragraph-properties fo:text-align="justify" fo:margin-top="0.0395in" fo:margin-bottom="0in"/>
    </style:style>
    <style:style style:name="T3" style:parent-style-name="Fuentedepárrafopredeter." style:family="text">
      <style:text-properties style:font-name="Arial" style:font-name-complex="Arial" fo:color="#000000"/>
    </style:style>
    <style:style style:name="T4" style:parent-style-name="Fuentedepárrafopredeter." style:family="text">
      <style:text-properties style:font-name="Arial" style:font-name-complex="Arial" fo:font-weight="bold" style:font-weight-asian="bold" style:font-weight-complex="bold" fo:color="#000000"/>
    </style:style>
    <style:style style:name="P5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6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7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8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9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10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11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12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13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14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15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16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17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18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19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20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21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22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23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24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25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26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27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28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29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30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31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32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33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34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35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36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37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38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39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40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41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42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43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44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45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46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47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48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49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50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51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52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53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54" style:parent-style-name="Textbodyuser" style:family="paragraph">
      <style:paragraph-properties fo:text-align="justify" fo:margin-top="0.0395in"/>
      <style:text-properties style:font-name="Arial" style:font-name-complex="Arial" fo:font-weight="bold" style:font-weight-asian="bold" style:font-weight-complex="bold" fo:color="#000000"/>
    </style:style>
    <style:style style:name="P55" style:parent-style-name="Textbodyuser" style:family="paragraph">
      <style:paragraph-properties fo:text-align="justify" fo:margin-top="0.0395in" fo:margin-bottom="0in"/>
    </style:style>
    <style:style style:name="T56" style:parent-style-name="Fuentedepárrafopredeter." style:family="text">
      <style:text-properties style:font-name="Arial" style:font-name-complex="Arial" fo:font-weight="bold" style:font-weight-asian="bold" style:font-weight-complex="bold" fo:color="#000000"/>
    </style:style>
  </office:automatic-styles>
  <office:body>
    <office:text text:use-soft-page-breaks="true">
      <text:p text:style-name="P1">INSERT INTO res_users (login, password, company_id, partner_id, create_date, signature, create_uid, write_uid, write_date, notification_type)</text:p>
      <text:p text:style-name="Standard">VALUES ( 'nramos', 'N08aM38e$', 1, 3, '05/01/2021, 21:38:13', 'Sra.Ramos', 2, 2,<text:s/>'05/01/2021, 21:38:13','email');</text:p>
      <text:p text:style-name="Standard"/>
      <text:p text:style-name="Standard">insert into res_partner (name, create_date, display_name, lang, email, commercial_partner_id, create_uid, write_uid, write_date)</text:p>
      <text:p text:style-name="Standard">VALUES ('Prueba de Fulano','2020-12-06 20:25:00.663979','Prueba de Zutano','es_ES','prueba@compa.dr',1,1,1,'2020-12-06 20:25:00.663979')</text:p>
      <text:list text:style-name="WWNum4">
        <text:list-item text:start-value="1">
          <text:p text:style-name="P2"><text:span text:style-name="T3">Crear previamente el registro correspondiente en res_partner y utilizar el id generado en esta tabla como valor del campo partner_id de res_user.<text:s/></text:span><text:span text:style-name="T4">(2)</text:span></text:p>
        </text:list-item>
      </text:list>
      <text:p text:style-name="P5">SELECT id FROM res_partner WHERE name='Luis Merino'</text:p>
      <text:p text:style-name="P6">[(1,), (3,)]</text:p>
      <text:p text:style-name="P7">INSERT INTO res_users (login, password, company_id, partner_id, create_date, signature, create_uid, write_uid, write_date, notification_type) VALUES ( 'lmerin', 'M14eR8s$', 1, 3, '2021-05-03 13:08:19.123633', 'Sra.', 2, 2, '2021-05-03 13:08:19.123633','email');</text:p>
      <text:p text:style-name="P8">SELECT id FROM res_partner WHERE name='Carlos Luz Higuera'</text:p>
      <text:p text:style-name="P9">insert into res_partner (name, create_date, display_name, lang, email, commercial_partner_id, create_uid, write_uid, write_date) VALUES ('Carlos Luz Higuera','2021-05-03 13:08:19.126231','Carlos Luz Higuera','es_ES','carlostwitter@gmail.com',1,1,1,'2021-05-03 13:08:19.126231');</text:p>
      <text:p text:style-name="P10">[]</text:p>
      <text:p text:style-name="P11">INSERT INTO res_users (login, password, company_id, partner_id, create_date, signature, create_uid, write_uid, write_date, notification_type) VALUES ( 'cluz', 'L14iG8l$', 1, 3, '2021-05-03 13:08:19.126659', 'Sra.', 2, 2, '2021-05-03 13:08:19.126659','email');</text:p>
      <text:p text:style-name="P12">SELECT id FROM res_partner WHERE name='Daniel Martín Corral'</text:p>
      <text:p text:style-name="P13">insert into res_partner (name, create_date, display_name, lang, email, commercial_partner_id, create_uid, write_uid, write_date) VALUES ('Daniel Martín Corral','2021-05-03 13:08:19.126995','Daniel Martín Corral','es_ES','dani_atletico_F9.atm@hotmail.com',1,1,1,'2021-05-03 13:08:19.126995');</text:p>
      <text:p text:style-name="P14">[]</text:p>
      <text:p text:style-name="P15">INSERT INTO res_users (login, password, company_id, partner_id, create_date, signature, create_uid, write_uid, write_date, notification_type) VALUES ( 'dmartín', 'C14aN8t&amp;', 1, 3, '2021-05-03 13:08:19.126995', 'Sra.', 2, 2, '2021-05-03 13:08:19.126995','email');</text:p>
      <text:p text:style-name="P16">SELECT id FROM res_partner WHERE name='Sergio Blas de las Heras'</text:p>
      <text:p text:style-name="P17">insert into res_partner (name, create_date, display_name, lang, email, commercial_partner_id, create_uid, write_uid, write_date) VALUES ('Sergio Blas de las Heras','2021-05-03 13:08:19.127976','Sergio Blas de las Heras','es_ES','sergioblas_97@hotmail.com',1,1,1,'2021-05-03 13:08:19.127976');</text:p>
      <text:p text:style-name="P18">[]</text:p>
      <text:p text:style-name="P19">INSERT INTO res_users (login, password, company_id, partner_id, create_date, signature, create_uid, write_uid, write_date, notification_type) VALUES ( 'sblas', 'C@mbiar21', 1, 3, '2021-05-03 13:08:19.128945', 'Sra.', 2, 2, '2021-05-03 13:08:19.128945','email');</text:p>
      <text:p text:style-name="P20">SELECT id FROM res_partner WHERE name='Ana Calvo Sanchez'</text:p>
      <text:p text:style-name="P21">insert into res_partner (name, create_date, display_name, lang, email, commercial_partner_id, create_uid, write_uid, write_date) VALUES ('Ana Calvo Sanchez','2021-05-03 13:08:19.129921','Ana Calvo Sanchez','es_ES','jorcalsan@hotmail.com',1,1,1,'2021-05-03 13:08:19.129921');</text:p>
      <text:p text:style-name="P22">[]</text:p>
      <text:p text:style-name="P23">INSERT INTO res_users (login, password, company_id, partner_id, create_date, signature, create_uid, write_uid, write_date, notification_type) VALUES ( 'acalvo', 'C14nA8c$', 1, 3, '2021-05-03 13:08:19.129921', 'Sra.', 2, 2, '2021-05-03 13:08:19.129921','email');</text:p>
      <text:p text:style-name="P24">SELECT id FROM res_partner WHERE name='Joe Encarnacion Atiencia'</text:p>
      <text:p text:style-name="P25">insert into res_partner (name, create_date, display_name, lang, email, commercial_partner_id, create_uid, write_uid, write_date) VALUES ('Joe Encarnacion Atiencia','2021-05-03 13:08:19.135796','Joe Encarnacion Atiencia','es_ES','Jhosu16@gmail.com',1,1,1,'2021-05-03 13:08:19.135796');</text:p>
      <text:p text:style-name="P26">[]</text:p>
      <text:p text:style-name="P27">INSERT INTO res_users (login, password, company_id, partner_id, create_date, signature, create_uid, write_uid, write_date, notification_type) VALUES ( 'jencarnacion', 'J14tI8a$', 1, 3, '2021-05-03 13:08:19.136768', 'Sra.', 2, 2, '2021-05-03 13:08:19.136768','email');</text:p>
      <text:p text:style-name="P28">SELECT id FROM res_partner WHERE name='Román Fe Encabo'</text:p>
      <text:p text:style-name="P29">insert into res_partner (name, create_date, display_name, lang, email, commercial_partner_id, create_uid, write_uid, write_date) VALUES ('Román Fe Encabo','2021-05-03 13:08:19.137708','Román Fe Encabo','es_ES','roman_14_fonta@hotmail.com',1,1,1,'2021-05-03 13:08:19.137708');</text:p>
      <text:p text:style-name="P30">[]</text:p>
      <text:p text:style-name="P31">INSERT INTO res_users (login, password, company_id, partner_id, create_date, signature, create_uid, write_uid, write_date, notification_type) VALUES ( 'rfe', 'F14nC8á%', 1, 3, '2021-05-03 13:08:19.137708', 'Sra.', 2, 2, '2021-05-03 13:08:19.137708','email');</text:p>
      <text:p text:style-name="P32">SELECT id FROM res_partner WHERE name='Cosmin Haldan g'</text:p>
      <text:p text:style-name="P33">insert into res_partner (name, create_date, display_name, lang, email, commercial_partner_id, create_uid, write_uid, write_date) VALUES ('Cosmin Haldan g','2021-05-03 13:08:19.138680','Cosmin Haldan g','es_ES','alexandro_haldan@hotmail.com',1,1,1,'2021-05-03 13:08:19.138680');</text:p>
      <text:p text:style-name="P34">[]</text:p>
      <text:p text:style-name="P35">INSERT INTO res_users (login, password, company_id, partner_id, create_date, signature, create_uid, write_uid, write_date, notification_type) VALUES ( 'chaldan', 'C@mbiar21', 1, 3, '2021-05-03 13:08:19.179748', 'Sra.', 2, 2, '2021-05-03 13:08:19.179748','email');</text:p>
      <text:p text:style-name="P36">SELECT id FROM res_partner WHERE name='David Martinez Villanueva'</text:p>
      <text:p text:style-name="P37">insert into res_partner (name, create_date, display_name, lang, email, commercial_partner_id, create_uid, write_uid, write_date) VALUES ('David Martinez Villanueva','2021-05-03 13:08:19.181696','David Martinez Villanueva','es_ES','davidmvlgm@gmail.com',1,1,1,'2021-05-03 13:08:19.181696');</text:p>
      <text:p text:style-name="P38">[]</text:p>
      <text:p text:style-name="P39">INSERT INTO res_users (login, password, company_id, partner_id, create_date, signature, create_uid, write_uid, write_date, notification_type) VALUES ( 'dmartinez', 'D14aR8l%', 1, 3, '2021-05-03 13:08:19.182671', 'Sra.', 2, 2, '2021-05-03 13:08:19.182671','email');</text:p>
      <text:p text:style-name="P40">SELECT id FROM res_partner WHERE name='Andrea Navarrete Nieto'</text:p>
      <text:p text:style-name="P41">insert into res_partner (name, create_date, display_name, lang, email, commercial_partner_id, create_uid, write_uid, write_date) VALUES ('Andrea Navarrete Nieto','2021-05-03 13:08:19.183640','Andrea Navarrete Nieto','es_ES','ananavarretenieto@gmail.com',1,1,1,'2021-05-03 13:08:19.183640');</text:p>
      <text:p text:style-name="P42">[]</text:p>
      <text:p text:style-name="P43">INSERT INTO res_users (login, password, company_id, partner_id, create_date, signature, create_uid, write_uid, write_date, notification_type) VALUES ( 'anavarrete', 'N14nD8t%', 1, 3, '2021-05-03 13:08:19.184613', 'Sra.', 2, 2, '2021-05-03 13:08:19.184613','email');</text:p>
      <text:p text:style-name="P44">SELECT id FROM res_partner WHERE name='Robert Ozsvath g'</text:p>
      <text:p text:style-name="P45">insert into res_partner (name, create_date, display_name, lang, email, commercial_partner_id, create_uid, write_uid, write_date) VALUES ('Robert Ozsvath g','2021-05-03 13:08:19.185588','Robert Ozsvath g','es_ES','Robert.2.master@gmail.com',1,1,1,'2021-05-03 13:08:19.185588');</text:p>
      <text:p text:style-name="P46">[]</text:p>
      <text:p text:style-name="P47">INSERT INTO res_users (login, password, company_id, partner_id, create_date, signature, create_uid, write_uid, write_date, notification_type) VALUES ( 'rozsvath', 'C@mbiar21', 1, 3, '2021-05-03 13:08:19.186559', 'Sra.', 2, 2, '2021-05-03 13:08:19.186559','email');</text:p>
      <text:p text:style-name="P48">SELECT id FROM res_partner WHERE name='Boris Radoslavov Marinov'</text:p>
      <text:p text:style-name="P49">insert into res_partner (name, create_date, display_name, lang, email, commercial_partner_id, create_uid, write_uid, write_date) VALUES ('Boris Radoslavov Marinov','2021-05-03 13:08:19.187535','Boris Radoslavov Marinov','es_ES','borisfitness@yahoo.es',1,1,1,'2021-05-03 13:08:19.187535');</text:p>
      <text:p text:style-name="P50">[]</text:p>
      <text:p text:style-name="P51">INSERT INTO res_users (login, password, company_id, partner_id, create_date, signature, create_uid, write_uid, write_date, notification_type) VALUES ( 'bradoslavov', 'B14aD8i$', 1, 3, '2021-05-03 13:08:19.187535', 'Sra.', 2, 2, '2021-05-03 13:08:19.187535','email');</text:p>
      <text:p text:style-name="P52">SELECT id FROM res_partner WHERE name='Noelia Ramos Ortega'</text:p>
      <text:p text:style-name="P53">insert into res_partner (name, create_date, display_name, lang, email, commercial_partner_id, create_uid, write_uid, write_date) VALUES ('Noelia Ramos Ortega','2021-05-03 13:08:19.188508','Noelia Ramos Ortega','es_ES','gashasestrellaoscura@gmail.com',1,1,1,'2021-05-03 13:08:19.188508');</text:p>
      <text:p text:style-name="P54">[]</text:p>
      <text:p text:style-name="P55"><text:span text:style-name="T56">INSERT INTO res_users (login, password, company_id, partner_id, create_date, signature, create_uid, write_uid, write_date, notification_type) VALUES ( 'nramos', 'O14oE8o$', 1, 3, '2021-05-03 13:08:19.189480', 'Sra.', 2, 2, '2021-05-03 13:08:19.189480','email'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BankGothic Md BT" svg:font-family="BankGothic Md BT" style:font-family-generic="swiss"/>
    <style:font-face style:name="Liberation Serif" svg:font-family="Liberation Serif" style:font-family-generic="swiss"/>
    <style:font-face style:name="Noto Sans CJK SC Regular" svg:font-family="Noto Sans CJK SC Regular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="BankGothic Md BT" style:font-name-asian="BankGothic Md B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style:style style:name="Standarduser" style:display-name="Standard (user)" style:family="paragraph">
      <style:paragraph-properties style:punctuation-wrap="simple"/>
      <style:text-properties style:font-name="Liberation Serif" style:font-name-asian="Noto Sans CJK SC Regular" fo:hyphenate="false"/>
    </style:style>
    <style:style style:name="Textbodyuser" style:display-name="Text body (user)" style:family="paragraph" style:parent-style-name="Standarduser">
      <style:paragraph-properties fo:margin-bottom="0.0972in" fo:line-height="120%"/>
      <style:text-properties fo:hyphenate="false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Symbol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Symbol"/>
    </style:style>
    <style:style style:name="ListLabel28" style:display-name="ListLabel 28" style:family="text">
      <style:text-properties style:font-name-complex="Symbol"/>
    </style:style>
    <style:style style:name="WW_CharLFO1LVL3" style:family="text">
      <style:text-properties style:font-name="Symbol" style:font-name-complex="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Symbol" style:font-name-complex="Symbol"/>
    </style:style>
    <style:style style:name="WW_CharLFO1LVL6" style:family="text">
      <style:text-properties style:font-name="Symbol" style:font-name-complex="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Symbol" style:font-name-complex="Symbol"/>
    </style:style>
    <style:style style:name="WW_CharLFO1LVL9" style:family="text">
      <style:text-properties style:font-name="Symbol" style:font-name-complex="Symbol"/>
    </style: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is Francisco Merino Torrado</dc:creator>
    <meta:creation-date>2021-05-01T21:35:00Z</meta:creation-date>
    <dc:date>2021-05-03T11:33:00Z</dc:date>
    <meta:template xlink:href="Normal.dotm" xlink:type="simple"/>
    <meta:editing-cycles>4</meta:editing-cycles>
    <meta:editing-duration>PT34860S</meta:editing-duration>
    <meta:document-statistic meta:page-count="1" meta:paragraph-count="16" meta:word-count="1283" meta:character-count="8327" meta:row-count="58" meta:non-whitespace-character-count="7060"/>
  </office:meta>
</office:document-meta>
</file>